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 table:number-rows-repeated="14">
          <table:table-cell table:number-columns-repeated="550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42"/>
        </table:table-row>
        <table:table-row table:style-name="ro1" table:number-rows-repeated="15">
          <table:table-cell table:number-columns-repeated="550"/>
        </table:table-row>
        <table:table-row table:style-name="ro1">
          <table:table-cell table:number-columns-repeated="77"/>
          <table:table-cell office:value-type="string" calcext:value-type="string">
            <text:p>big_mana</text:p>
          </table:table-cell>
          <table:table-cell table:number-columns-repeated="472"/>
        </table:table-row>
        <table:table-row table:style-name="ro1">
          <table:table-cell table:number-columns-repeated="77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7"/>
          <table:table-cell office:value-type="string" calcext:value-type="string">
            <text:p>mana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big_crit_dmg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9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10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big_health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water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_big</text:p>
          </table:table-cell>
          <table:table-cell table:number-columns-repeated="2"/>
          <table:table-cell office:value-type="string" calcext:value-type="string">
            <text:p>mana_battery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_regen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5"/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nature_damage_big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tration</text:p>
          </table:table-cell>
          <table:table-cell table:number-columns-repeated="33"/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big_magic_shield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magic_shield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9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9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tration</text:p>
          </table:table-cell>
          <table:table-cell table:number-columns-repeated="5"/>
          <table:table-cell office:value-type="string" calcext:value-type="string">
            <text:p>wis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big_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magic_shield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2"/>
          <table:table-cell office:value-type="string" calcext:value-type="string">
            <text:p>nature_penetration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5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penetratio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magical_life</text:p>
          </table:table-cell>
          <table:table-cell table:number-columns-repeated="4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rcane_devotion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is</text:p>
          </table:table-cell>
          <table:table-cell table:number-columns-repeated="5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spell_nature_damage_big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5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thunder_damage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ell_nature_damage</text:p>
          </table:table-cell>
          <table:table-cell office:value-type="string" calcext:value-type="string">
            <text:p>O</text:p>
          </table:table-cell>
          <table:table-cell table:number-columns-repeated="1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weapon_damage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big_health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le_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wand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wi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penetration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9"/>
          <table:table-cell office:value-type="string" calcext:value-type="string">
            <text:p>big_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5"/>
          <table:table-cell office:value-type="string" calcext:value-type="string">
            <text:p>wis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wand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number-columns-repeated="5"/>
          <table:table-cell office:value-type="string" calcext:value-type="string">
            <text:p>wis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crossbow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3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wis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wis</text:p>
          </table:table-cell>
          <table:table-cell table:number-columns-repeated="4"/>
          <table:table-cell office:value-type="string" calcext:value-type="string">
            <text:p>spell_fire_damage_big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thunder_penetration</text:p>
          </table:table-cell>
          <table:table-cell table:number-columns-repeated="3"/>
          <table:table-cell office:value-type="string" calcext:value-type="string">
            <text:p>spell_thunder_damage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magic_shield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water_weapon_damage_big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armony</text:p>
          </table:table-cell>
          <table:table-cell table:number-columns-repeated="4"/>
          <table:table-cell office:value-type="string" calcext:value-type="string">
            <text:p>wis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ig_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pell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big_increase_healin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is</text:p>
          </table:table-cell>
          <table:table-cell table:number-columns-repeated="4"/>
          <table:table-cell office:value-type="string" calcext:value-type="string">
            <text:p>big_wis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nt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/>
          <table:table-cell office:value-type="string" calcext:value-type="string">
            <text:p>crossbow_damage_big</text:p>
          </table:table-cell>
          <table:table-cell table:number-columns-repeated="4"/>
          <table:table-cell office:value-type="string" calcext:value-type="string">
            <text:p>bow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wi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big_magic_shield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ivinit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mana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crossbow_damage_bi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wi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table:number-columns-repeated="3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increase_healing</text:p>
          </table:table-cell>
          <table:table-cell/>
          <table:table-cell office:value-type="string" calcext:value-type="string">
            <text:p>big_increase_heal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ncrease_healing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big_crit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fire_weapon_damage_big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is</text:p>
          </table:table-cell>
          <table:table-cell table:number-columns-repeated="3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od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dex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2"/>
          <table:table-cell office:value-type="string" calcext:value-type="string">
            <text:p>fire_resi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talent_start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regen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ossbow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wis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i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man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3"/>
          <table:table-cell office:value-type="string" calcext:value-type="string">
            <text:p>elemental_resi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purity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v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resist_big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fi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3"/>
          <table:table-cell office:value-type="string" calcext:value-type="string">
            <text:p>wi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2"/>
          <table:table-cell office:value-type="string" calcext:value-type="string">
            <text:p>talent_start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[CENTER]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alent_start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table:number-columns-repeated="4"/>
          <table:table-cell office:value-type="string" calcext:value-type="string">
            <text:p>familiar_instinct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ranged_dmg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v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v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ranged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le_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"/>
          <table:table-cell office:value-type="string" calcext:value-type="string">
            <text:p>nature_resi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talent_start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nature_weapon_damage_big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vit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ranged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5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natu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nature_weapon_damage_big</text:p>
          </table:table-cell>
          <table:table-cell/>
          <table:table-cell office:value-type="string" calcext:value-type="string">
            <text:p>thunder_weapon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v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v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big_health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od_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5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big_dodge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big_health</text:p>
          </table:table-cell>
          <table:table-cell table:number-columns-repeated="4"/>
          <table:table-cell office:value-type="string" calcext:value-type="string">
            <text:p>ele_cross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vit</text:p>
          </table:table-cell>
          <table:table-cell table:number-columns-repeated="4"/>
          <table:table-cell office:value-type="string" calcext:value-type="string">
            <text:p>big_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dex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ical_weap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thunder_weapon_damage_big</text:p>
          </table:table-cell>
          <table:table-cell table:number-columns-repeated="3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big_armor</text:p>
          </table:table-cell>
          <table:table-cell table:number-columns-repeated="3"/>
          <table:table-cell office:value-type="string" calcext:value-type="string">
            <text:p>sword_damage</text:p>
          </table:table-cell>
          <table:table-cell table:number-columns-repeated="5"/>
          <table:table-cell office:value-type="string" calcext:value-type="string">
            <text:p>axe_damage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thund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xe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vi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vit</text:p>
          </table:table-cell>
          <table:table-cell table:number-columns-repeated="5"/>
          <table:table-cell office:value-type="string" calcext:value-type="string">
            <text:p>vi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anged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9"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vi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health_regen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elee_dm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crit_dmg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arm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ckless_blows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verflowing_vitality</text:p>
          </table:table-cell>
          <table:table-cell table:number-columns-repeated="4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5"/>
          <table:table-cell office:value-type="string" calcext:value-type="string">
            <text:p>melee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vi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big_arm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big_health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</text:p>
          </table:table-cell>
          <table:table-cell table:number-columns-repeated="9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9"/>
          <table:table-cell office:value-type="string" calcext:value-type="string">
            <text:p>melee_dm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ical_weapon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ical_weapon_damage_big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1"/>
          <table:table-cell office:value-type="string" calcext:value-type="string">
            <text:p>physical_weapon_damage_big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office:value-type="string" calcext:value-type="string">
            <text:p>big_crit_dmg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8"/>
          <table:table-cell office:value-type="string" calcext:value-type="string">
            <text:p>O</text:p>
          </table:table-cell>
          <table:table-cell office:value-type="string" calcext:value-type="string">
            <text:p>axe_damage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axe_damage</text:p>
          </table:table-cell>
          <table:table-cell table:number-columns-repeated="3"/>
          <table:table-cell office:value-type="string" calcext:value-type="string">
            <text:p>ele_axe_damage</text:p>
          </table:table-cell>
          <table:table-cell table:number-columns-repeated="11"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ele_sword_damage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6"/>
          <table:table-cell office:value-type="string" calcext:value-type="string">
            <text:p>axe_damage</text:p>
          </table:table-cell>
          <table:table-cell table:number-columns-repeated="5"/>
          <table:table-cell office:value-type="string" calcext:value-type="string">
            <text:p>ele_axe_damage</text:p>
          </table:table-cell>
          <table:table-cell table:number-columns-repeated="9"/>
          <table:table-cell office:value-type="string" calcext:value-type="string">
            <text:p>sword_damage</text:p>
          </table:table-cell>
          <table:table-cell table:number-columns-repeated="5"/>
          <table:table-cell office:value-type="string" calcext:value-type="string">
            <text:p>ele_sword_damage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axe_damage_big</text:p>
          </table:table-cell>
          <table:table-cell table:number-columns-repeated="3"/>
          <table:table-cell office:value-type="string" calcext:value-type="string">
            <text:p>ele_axe_damage_big</text:p>
          </table:table-cell>
          <table:table-cell table:number-columns-repeated="11"/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ele_sword_damage_big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 table:number-rows-repeated="1048388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1:09:51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1-06T11:12:40.077000000</dc:date>
    <meta:editing-cycles>85</meta:editing-cycles>
    <meta:editing-duration>PT4H38M53S</meta:editing-duration>
    <meta:document-statistic meta:table-count="1" meta:cell-count="1874" meta:object-count="0"/>
  </office:meta>
</office:document-meta>
</file>